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5000000E1C2D79B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.7189in" svg:height="2.3437in" draw:z-index="0"><draw:image xlink:href="Pictures/1000000100000105000000E1C2D79B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9T08:55:09.613928334</meta:creation-date>
    <dc:date>2025-12-29T08:55:32.274644821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2.6.2$Linux_X86_64 LibreOffice_project/520$Build-2</meta:generator>
  </office:meta>
</office:document-meta>
</file>